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20.108cm" fo:margin-left="-1.365cm" style:page-number="auto" table:align="left" style:shadow="none" style:may-break-between-rows="true" table:border-model="collapsing"/>
    </style:style>
    <style:style style:name="Table1.A" style:family="table-column">
      <style:table-column-properties style:column-width="9.869cm"/>
    </style:style>
    <style:style style:name="Table1.B" style:family="table-column">
      <style:table-column-properties style:column-width="10.23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2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style:min-row-height="1.134cm" fo:keep-together="auto"/>
    </style:style>
    <style:style style:name="Table1.5" style:family="table-row">
      <style:table-row-properties style:min-row-height="1.134cm"/>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row">
      <style:table-row-properties style:min-row-height="1.134cm"/>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row">
      <style:table-row-properties style:min-row-height="1.134cm"/>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style:font-name="Chandas" fo:font-size="28pt" fo:font-weight="bold" officeooo:rsid="00035daa" officeooo:paragraph-rsid="00035daa" style:font-size-asian="28pt" style:font-weight-asian="bold" style:font-size-complex="28pt" style:font-weight-complex="bold"/>
    </style:style>
    <style:style style:name="P2" style:family="paragraph" style:parent-style-name="Standard">
      <style:text-properties fo:font-size="40pt" officeooo:rsid="00035daa" officeooo:paragraph-rsid="00035daa" style:font-size-asian="35pt" style:font-size-complex="40pt"/>
    </style:style>
    <style:style style:name="P3" style:family="paragraph" style:parent-style-name="Standard">
      <style:text-properties fo:font-size="22pt" fo:font-weight="bold" officeooo:rsid="00035daa" officeooo:paragraph-rsid="00035daa" style:font-size-asian="22pt" style:font-weight-asian="bold" style:font-size-complex="22pt"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814c" officeooo:paragraph-rsid="0004814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99ea" officeooo:paragraph-rsid="000499e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3e" officeooo:paragraph-rsid="00060c3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e916" officeooo:paragraph-rsid="0006e91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d89d" officeooo:paragraph-rsid="0008d89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9115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075" officeooo:paragraph-rsid="0009507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8e9" officeooo:paragraph-rsid="0009a8e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8e9" officeooo:paragraph-rsid="0009a8e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c683" officeooo:paragraph-rsid="0009c68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91c3" officeooo:paragraph-rsid="000b91c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officeooo:paragraph-rsid="0009a8e9"/>
    </style:style>
    <style:style style:name="T1" style:family="text">
      <style:text-properties officeooo:rsid="00060c3e"/>
    </style:style>
    <style:style style:name="T2" style:family="text">
      <style:text-properties officeooo:rsid="0009115c"/>
    </style:style>
    <style:style style:name="T3" style:family="text">
      <style:text-properties fo:font-size="13pt" officeooo:rsid="0009115c" style:font-size-asian="11.3500003814697pt" style:font-size-complex="13pt"/>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09a8e9"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09c683"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0d6cc4"/>
    </style:style>
    <number:number-style style:name="N20000" number:language="en" number:country="I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Project : Quantification / Severity Estimation of infection patterns on tomato plant leaves using Image Processing and Machine Learning Techniques.</text:p>
      <text:p text:style-name="P3"/>
      <text:p text:style-name="P3"/>
      <text:p text:style-name="P3">Key Terms :</text:p>
      <text:p text:style-name="P3"/>
      <table:table table:name="Table1" table:style-name="Table1" table:template-name="Default Style">
        <table:table-column table:style-name="Table1.A"/>
        <table:table-column table:style-name="Table1.B"/>
        <table:table-row>
          <table:table-cell table:style-name="Table1.A1" office:value-type="string">
            <text:p text:style-name="P4">Quantification</text:p>
          </table:table-cell>
          <table:table-cell table:style-name="Table1.B1" office:value-type="string">
            <text:p text:style-name="P5">Quantification is the process of finding out <text:span text:style-name="T1">that</text:span> how much <text:span text:style-name="T1">portion of a </text:span><text:s/>plant <text:span text:style-name="T1">is</text:span> diseased. It is also called as the severity of disease in a plant. It basically tells us about the percentage of the diseased tissue in a plant.</text:p>
            <text:p text:style-name="P5"/>
            <text:p text:style-name="P5">In this project we are measuring the severity of infection on tomato lea<text:span text:style-name="T1">ves</text:span>. There are many techniques to measure this but we are using visual spectrum image analysis technique. <text:span text:style-name="T1">Image will be in the from of pixels (rows and columns) and each pixel will contain a specific portion of the leaf. The diseased pixels will be found out using image analysis. We will call them as bad pixels. <text:s/>We will then calculate the percentage of bad pixels on the leaf segment. This percentage scale can now be converted to nominal in order to find the severity of infection on the leaf.</text:span></text:p>
            <text:p text:style-name="P5"/>
            <text:p text:style-name="P5"/>
          </table:table-cell>
        </table:table-row>
        <table:table-row>
          <table:table-cell table:style-name="Table1.A2" office:value-type="string">
            <text:p text:style-name="P4">Segmentation</text:p>
          </table:table-cell>
          <table:table-cell table:style-name="Table1.B2" office:value-type="float" office:value="0">
            <text:p text:style-name="P6">Segmentation is one of the most important methods for disease quantification. Segmentation is an image processing concept which involves diving a particular image into regions of interests. We can then study those region of interests without worrying about unwanted pixels interfering with our measurements.</text:p>
            <text:p text:style-name="P6"><text:s/></text:p>
            <text:p text:style-name="P7">In this project segmentation will be used to differentiate the diseased portion of the leaf from the healthy portion. By doing this we can easily calculate the number of <text:soft-page-break/>diseased pixels on the image.</text:p>
            <text:p text:style-name="P7">We first need to have a color space towork on. Most images are in rgb format, But the problem with rgb format is that, it cannot be always trusted to efficiently segment the image. HSV or HSI is the a better alternative when it comes to image segmentation.</text:p>
            <text:p text:style-name="P8">There are a lot of choices when it comes to image segmentation e.g segmentation by thresholding,segmentation by clustering etc...</text:p>
          </table:table-cell>
        </table:table-row>
        <table:table-row>
          <table:table-cell table:style-name="Table1.A2" office:value-type="string">
            <text:p text:style-name="P4">Visual Spectrum (VIS) Image Analysis</text:p>
          </table:table-cell>
          <table:table-cell table:style-name="Table1.B2" office:value-type="float" office:value="0">
            <text:p text:style-name="P9"><text:span text:style-name="T3">VIS is the visible spectrum of electromagnetic waves. Humans are able to see the images created by the waves in this region.Cameras and other devices mostly capture images in this spectrum. The human eye can detect wavelengths in the range of </text:span>380 to 700 nanometers. <text:span text:style-name="T2">We will be using tomato images which lie in this VIS range.</text:span></text:p>
          </table:table-cell>
        </table:table-row>
        <table:table-row table:style-name="Table1.4">
          <table:table-cell table:style-name="Table1.A2" office:value-type="string">
            <text:p text:style-name="P4">Datasets</text:p>
          </table:table-cell>
          <table:table-cell table:style-name="Table1.B2" office:value-type="float" office:value="0">
            <text:p text:style-name="P10">Dataset is a collection of data in an organized or unorganized form which are used to solve a particular problem. Datasets mostly contain information regarding the task we have to do and require analysis in order to achieve the task.</text:p>
            <text:p text:style-name="P11">For this project we will be working on the tomato leaves infection images from Plant Village-dataset. We will be mostly working on images related to the following infections :</text:p>
            <text:p text:style-name="P11"/>
            <text:list xml:id="list3458083927" text:style-name="List_20_1">
              <text:list-item>
                <text:p text:style-name="P12">tomato bacterial spot: bacteria</text:p>
              </text:list-item>
              <text:list-item>
                <text:p text:style-name="P12">tomato early blight: <text:s/>oomycetes </text:p>
              </text:list-item>
              <text:list-item>
                <text:p text:style-name="P12">tomato late blight</text:p>
              </text:list-item>
              <text:list-item>
                <text:p text:style-name="P12">tomato mold: fungus</text:p>
              </text:list-item>
              <text:list-item>
                <text:p text:style-name="P12">tomato spider mites</text:p>
              </text:list-item>
              <text:list-item>
                <text:p text:style-name="P12">tomato mosaic virus</text:p>
              </text:list-item>
            </text:list>
            <text:p text:style-name="P11"/>
            <text:p text:style-name="P15"><text:span text:style-name="T4">The entire dataset can be found at :</text:span><text:a xlink:type="simple" xlink:href="https://github.com/spMohanty/PlantVillage-Dataset" text:style-name="Internet_20_link" text:visited-style-name="Visited_20_Internet_20_Link"><text:span text:style-name="T5">https://github.com/spMohanty/PlantVillage-Dataset</text:span></text:a></text:p>
            <text:p text:style-name="P11"/>
            <text:p text:style-name="P10"/>
          </table:table-cell>
        </table:table-row>
        <table:table-row table:style-name="Table1.7">
          <table:table-cell table:style-name="Table1.A2" office:value-type="string">
            <text:p text:style-name="P4">Nominal Scale</text:p>
          </table:table-cell>
          <table:table-cell table:style-name="Table1.B5" office:value-type="string">
            <text:p text:style-name="P13">Nominal scale is one of the lowest tier scales used in statistical variable measurements. Nominal scale is built on top of ordinal scales. It offers the facility of classification along with the weightage of that particular class. For example we can use the nominal scale to find how much sever is the plant disease , leaves with high percentage of infection can be rated as highly severe , with low infection <text:soft-page-break/>severity can be labelled as lowly severe and so on. But the demerit associated with nominal scale is that raters can have their own version of nominal scale acc... to the severity and this can lead to conflicts regarding scale adaptation.</text:p>
          </table:table-cell>
        </table:table-row>
        <table:table-row table:style-name="Table1.7">
          <table:table-cell table:style-name="Table1.A2" office:value-type="string">
            <text:p text:style-name="P4">Percentage Scale</text:p>
          </table:table-cell>
          <table:table-cell table:style-name="Table1.B6" office:value-type="string">
            <text:p text:style-name="P13">Percentage scale is a type of ratio-scale. It measures quantitative data in the form of percentages. Scale is taken from 0% to 100%, 0 percent being the absolute low. This scale can then be converted to nominal scale if one desires to do that.</text:p>
          </table:table-cell>
        </table:table-row>
        <table:table-row table:style-name="Table1.7">
          <table:table-cell table:style-name="Table1.A2" office:value-type="string">
            <text:p text:style-name="P4">Color Spaces</text:p>
          </table:table-cell>
          <table:table-cell table:style-name="Table1.B7" office:value-type="string">
            <text:p text:style-name="P13">Color spaces define the different ways in which the image can be stored. There are varities of color spaces but the most important to us are rgb and hsi color spaces.</text:p>
            <text:p text:style-name="P13"/>
            <text:p text:style-name="P13">Rgb: Rgb stores pixel values in the form of intensites for red,green and blue colors in an image. These intensities can then be combined to produce any of the 2^24 color combinations possible by using this scheme. Though rgb is the best way to capture and display VSI images , it is mostly converted to other color spaces like HSI ot La*b*.</text:p>
            <text:p text:style-name="P13"><text:s/></text:p>
            <text:p text:style-name="P14">HSI : HSI stands for hue,saturation and intensity. HSI defines a color <text:span text:style-name="T6">wheel</text:span> which contains various shades of red,blue and green , the intensity of colors decreases towards the center of the circle thus giving us ligher shades than the original. </text:p>
            <text:p text:style-name="P14">Hue is the fixed difference from the center of the circle (center of the red region).Hue is dependent upon angle the line makes with the center of the circle (ranges from 0 to 360 degrees).</text:p>
            <text:p text:style-name="P14">Intensity: The strength of color which is a fixed height. If color wheel has a radius of 255 units 100 percent brightness means distance of 255 units from the center.</text:p>
            <text:p text:style-name="P14"/>
            <text:p text:style-name="P14">Saturation: Saturation basically tells us how pure a color is.It can also be defined as the amount of non-dominant color with respect to the amount of dominant color.</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Chandas" fo:font-size="28pt" fo:font-weight="bold" officeooo:rsid="00035daa" officeooo:paragraph-rsid="00035daa" style:font-size-asian="28pt" style:font-weight-asian="bold" style:font-size-complex="28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20:19:25.285091964</meta:creation-date>
    <dc:date>2021-02-25T23:15:48.715179573</dc:date>
    <meta:editing-duration>PT13M43S</meta:editing-duration>
    <meta:editing-cycles>3</meta:editing-cycles>
    <meta:generator>LibreOffice/6.4.6.2$Linux_X86_64 LibreOffice_project/40$Build-2</meta:generator>
    <meta:document-statistic meta:table-count="1" meta:image-count="0" meta:object-count="0" meta:page-count="3" meta:paragraph-count="35" meta:word-count="868" meta:character-count="5083" meta:non-whitespace-character-count="4247"/>
  </office:meta>
</office:document-meta>
</file>